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C2" style:family="table-cell">
      <style:table-cell-properties fo:padding="0.097cm" fo:border-left="0.05pt solid #000000" fo:border-right="0.05pt solid #000000" fo:border-top="none" fo:border-bottom="none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48c9" officeooo:paragraph-rsid="000bcf2f"/>
    </style:style>
    <style:style style:name="P2" style:family="paragraph" style:parent-style-name="Standard">
      <style:text-properties style:font-name="Liberation Serif" fo:font-size="10pt" officeooo:paragraph-rsid="000bcf2f" style:font-size-asian="10pt" style:font-size-complex="10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erif" fo:font-size="10pt" officeooo:rsid="000d6913" officeooo:paragraph-rsid="000bcf2f" style:font-size-asian="10pt" style:font-size-complex="10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" fo:font-size="10pt" officeooo:paragraph-rsid="000bcf2f" style:font-size-asian="10pt" style:font-size-complex="10pt"/>
    </style:style>
    <style:style style:name="P5" style:family="paragraph" style:parent-style-name="Standard">
      <style:paragraph-properties style:writing-mode="lr-tb"/>
      <style:text-properties style:font-name="Liberation Serif" fo:font-size="10pt" officeooo:paragraph-rsid="000bcf2f" style:font-size-asian="10pt" style:font-size-complex="10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iberation Serif" fo:font-size="10pt" officeooo:paragraph-rsid="000bcf2f" fo:background-color="#00a933" style:font-size-asian="10pt" style:font-size-complex="10pt"/>
    </style:style>
    <style:style style:name="P7" style:family="paragraph" style:parent-style-name="Standard">
      <style:paragraph-properties style:writing-mode="lr-tb"/>
      <style:text-properties style:font-name="Liberation Serif" fo:font-size="10pt" officeooo:paragraph-rsid="000bcf2f" fo:background-color="#00a933" style:font-size-asian="10pt" style:font-size-complex="10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beration Serif" fo:font-size="10pt" officeooo:paragraph-rsid="000bcf2f" fo:background-color="transparent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paragraph-rsid="000bcf2f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0pt" officeooo:paragraph-rsid="000bcf2f" fo:background-color="#00a933" style:font-size-asian="10pt" style:font-size-complex="10pt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1" table:style-name="Tabela1">
        <table:table-column table:style-name="Tabela1.A" table:number-columns-repeated="3"/>
        <table:table-row table:style-name="TableLine2307802356272">
          <table:table-cell table:style-name="Tabela1.A1" office:value-type="string">
            <text:p text:style-name="P3">Texto Original</text:p>
          </table:table-cell>
          <table:table-cell table:style-name="Tabela1.A1" office:value-type="string">
            <text:p text:style-name="P3">Sugestão de QA</text:p>
          </table:table-cell>
          <table:table-cell table:style-name="Tabela1.C1" office:value-type="string">
            <text:p text:style-name="P9"/>
          </table:table-cell>
        </table:table-row>
        <table:table-row table:style-name="TableLine2307802356272">
          <table:table-cell table:style-name="Tabela1.A2" office:value-type="string">
            <text:p text:style-name="P4"><text:span text:style-name="T1">Janaina - Protocolo sem certificado digital – artigo 169/regimento interno - <text:s text:c="8"/>foi passado o contato do protocolo para maiores informações.</text:span></text:p>
          </table:table-cell>
          <table:table-cell table:style-name="Tabela1.A2" office:value-type="string">
            <text:p text:style-name="P4"><text:span text:style-name="T1">{'question': 'o que é protocolo janaina sem certificado digital?', 'answer': 'Janaina - Protocolo sem certificado digital – art. 169/regulamento interno - contato do protocolo disponibilizado para maiores informações.'}</text:span></text:p>
            <text:p text:style-name="P2"/>
          </table:table-cell>
          <table:table-cell table:style-name="Tabela1.C2" office:value-type="string">
            <text:p text:style-name="P9"/>
          </table:table-cell>
        </table:table-row>
        <table:table-row table:style-name="TableLine2307802356272">
          <table:table-cell table:style-name="Tabela1.A2" office:value-type="string">
            <text:p text:style-name="P10">mikael - adv - como se cadastrar para envio de informações? basta procurar a tela de serviços e preencher o item CADASTRO DE ADVOGADO.</text:p>
          </table:table-cell>
          <table:table-cell table:style-name="Tabela1.A2" office:value-type="string">
            <text:p text:style-name="P6"><text:span text:style-name="T1">{'question': 'como se cadastrar para enviar informações?', 'answer': 'basta procurar a tela de serviços e preencher o item CADASTRO DE ADVOGADO.'}</text:span></text:p>
          </table:table-cell>
          <table:table-cell table:style-name="Tabela1.C2" office:value-type="string">
            <text:p text:style-name="P5"><text:span text:style-name="T1">{'question': 'como se cadastrar para enviar informações?', 'answer': 'mikael - adv - como se registrar para enviar informações?'}</text:span></text:p>
          </table:table-cell>
        </table:table-row>
        <table:table-row table:style-name="TableLine2307802356272">
          <table:table-cell table:style-name="Tabela1.A2" office:value-type="string">
            <text:p text:style-name="P8"><text:span text:style-name="T2">28/09 Cm triunfo <text:s/>- cadastro do e-tce <text:s/>pres de câmara , aparece a imagem de carregar certificados e não acontece nada. <text:s text:c="12"/>Utiliza certificado digital? Não. <text:s text:c="10"/>Qual navegador ? mozila - <text:s/>foi indicado o uso do Google chrome. <text:s text:c="16"/>Após a troca de navegador o usuário conseguiu acessar sem problemas.</text:span></text:p>
          </table:table-cell>
          <table:table-cell table:style-name="Tabela1.A2" office:value-type="string">
            <text:p text:style-name="P8"><text:span text:style-name="T2">{'question': 'qual navegador é recomendado usar?', 'answer': 'mozila - foi recomendado usar o Google Chrome.'}</text:span></text:p>
            <text:p text:style-name="P8"/>
          </table:table-cell>
          <table:table-cell table:style-name="Tabela1.C2" office:value-type="string">
            <text:p text:style-name="P5"><text:span text:style-name="T2">{'question': 'qual navegador o usuário usou para acessar o certificado?', 'answer': 'Após trocar de navegador, o usuário conseguiu acessar sem problemas.'}</text:span></text:p>
            <text:p text:style-name="P5"/>
          </table:table-cell>
        </table:table-row>
        <table:table-row table:style-name="TableLine2307802356272">
          <table:table-cell table:style-name="Tabela1.A2" office:value-type="string">
            <text:p text:style-name="P8"><text:span text:style-name="T2">George – cadastro de ex prefeito <text:s/>- petição eletrônica - . cadastro de pessoa? <text:s text:c="11"/>Navegador ? <text:s/>chrome . <text:s text:c="12"/>orientamos o usuário a realizar a limpeza do cache e cookies.</text:span></text:p>
          </table:table-cell>
          <table:table-cell table:style-name="Tabela1.A2" office:value-type="string">
            <text:p text:style-name="P8"><text:span text:style-name="T2">{'question': 'qual navegador é o melhor para registrar um ex-prefeito?', 'answer': 'Navegador?'}</text:span></text:p>
            <text:p text:style-name="P8"/>
          </table:table-cell>
          <table:table-cell table:style-name="Tabela1.C2" office:value-type="string">
            <text:p text:style-name="P5"><text:span text:style-name="T2">{'question': 'qual é o cache do navegador?', 'answer': 'Aconselhamos o utilizador a limpar a cache e os cookies.'}</text:span></text:p>
            <text:p text:style-name="P5"/>
          </table:table-cell>
        </table:table-row>
        <table:table-row table:style-name="TableLine2307802356272">
          <table:table-cell table:style-name="Tabela1.A2" office:value-type="string">
            <text:p text:style-name="P8"><text:span text:style-name="T2">Gilcelio – 05342239400 Fiz o cadastro e nao consigo entrar no sistema de protocolo,segue print da mensagem.,agradeço pela atenção,aproveitando segue consulta que gostaria de realizar <text:s text:c="7"/>favor fazer nova tentativa de acesso pois ontem o sistema apresentou instabilidade. Caso o erro persista, favor enviar email informando da tentativa e erro.</text:span></text:p>
          </table:table-cell>
          <table:table-cell table:style-name="Tabela1.A2" office:value-type="string">
            <text:p text:style-name="P8"><text:span text:style-name="T2">{'question': 'qual é a mensagem de erro?', 'answer': 'Se o erro persistir, envie um e-mail informando sobre a tentativa e erro.'}</text:span></text:p>
            <text:p text:style-name="P8"/>
          </table:table-cell>
          <table:table-cell table:style-name="Tabela1.C2" office:value-type="string">
            <text:p text:style-name="P5"><text:span text:style-name="T2">{'question': 'como faço para conseguir um gilcelio?', 'answer': 'Gilcelio – 05342239400 Fiz o cadastro e não consigo entrar no sistema protocolar, segue print da mensagem.'}</text:span></text:p>
            <text:p text:style-name="P5"/>
          </table:table-cell>
        </table:table-row>
        <table:table-row table:style-name="TableLine2307802356272">
          <table:table-cell table:style-name="Tabela1.A2" office:value-type="string">
            <text:p text:style-name="P8"><text:span text:style-name="T2">usuária se cadastrou no e-tce e gostaria de saber quando poderá peticionar informações <text:s text:c="10"/>foi informado a ela que o cadastro é liberado em 1 dia util aproximadamente, após isso ela poderá realizar peticões basta ter um certificado digital.</text:span></text:p>
          </table:table-cell>
          <table:table-cell table:style-name="Tabela1.A2" office:value-type="string">
            <text:p text:style-name="P8"><text:span text:style-name="T2">{'question': 'como posso solicitar informações?', 'answer': 'usuária cadastrada no e-tce e gostaria de saber quando poderá solicitar informações.'}</text:span></text:p>
          </table:table-cell>
          <table:table-cell table:style-name="Tabela1.C2" office:value-type="string">
            <text:p text:style-name="P5"/>
          </table:table-cell>
        </table:table-row>
        <table:table-row table:style-name="TableLine2307802356272">
          <table:table-cell table:style-name="Tabela1.A8" office:value-type="string">
            <text:p text:style-name="P6"><text:span text:style-name="T2">Natalia –pm touros – e-tce – fez o cadastro e ainda não recebeu a senha ? <text:s text:c="10"/>foi informado a mesma que demora 1 dia útil e q ela deverá receber até o final do dia.</text:span></text:p>
          </table:table-cell>
          <table:table-cell table:style-name="Tabela1.A8" office:value-type="string">
            <text:p text:style-name="P8"><text:span text:style-name="T2">{'question': 'quanto tempo demorou para obter minha senha?', 'answer': 'Natalia – pm toros – e-tce – você se cadastrou e ainda não recebeu sua senha?'}</text:span></text:p>
          </table:table-cell>
          <table:table-cell table:style-name="Tabela1.C8" office:value-type="string">
            <text:p text:style-name="P7"><text:span text:style-name="T2">{'question': 'quanto tempo leva para obter uma senha?', 'answer': 'ela foi informada que demora 1 dia útil e que deve receber até o final do dia.'}</text:span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4T20:00:05.472000000</dc:date>
    <meta:editing-duration>PT10S</meta:editing-duration>
    <meta:editing-cycles>1</meta:editing-cycles>
    <meta:document-statistic meta:table-count="1" meta:image-count="0" meta:object-count="0" meta:page-count="1" meta:paragraph-count="21" meta:word-count="486" meta:character-count="3293" meta:non-whitespace-character-count="2717"/>
    <meta:generator>LibreOffice/7.1.5.2$Windows_X86_64 LibreOffice_project/85f04e9f809797b8199d13c421bd8a2b025d52b5</meta:generator>
  </office:meta>
</office:document-meta>
</file>